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b6437"/>
    </style:style>
    <style:style style:name="P2" style:family="paragraph" style:parent-style-name="Standard">
      <style:text-properties officeooo:paragraph-rsid="000d5fe6"/>
    </style:style>
    <style:style style:name="P3" style:family="paragraph" style:parent-style-name="Standard">
      <style:text-properties officeooo:rsid="000d5fe6" officeooo:paragraph-rsid="000d5fe6"/>
    </style:style>
    <style:style style:name="T1" style:family="text">
      <style:text-properties officeooo:rsid="000b4ea8"/>
    </style:style>
    <style:style style:name="T2" style:family="text">
      <style:text-properties officeooo:rsid="000b6437"/>
    </style:style>
    <style:style style:name="T3" style:family="text">
      <style:text-properties officeooo:rsid="000d5f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rojects :</text:p>
      <text:p text:style-name="Standard">1) Inventory Management</text:p>
      <text:p text:style-name="Standard"><text:s text:c="6"/>- listing , consumption and planning of reordering stock.</text:p>
      <text:p text:style-name="Standard"><text:s text:c="6"/>- storing product, vendor and consumptions details.</text:p>
      <text:p text:style-name="Standard"><text:s text:c="6"/>- creating purchase order and generating pdf of purchase order.</text:p>
      <text:p text:style-name="Standard"/>
      <text:p text:style-name="Standard">Backend :</text:p>
      <text:p text:style-name="Standard"><text:s/>- python (2)</text:p>
      <text:p text:style-name="Standard"><text:s/>- postgres(9.6)</text:p>
      <text:p text:style-name="Standard"><text:s/>- Django (1.11) as web framework</text:p>
      <text:p text:style-name="Standard"><text:s/>- <text:span text:style-name="T1">Django ORM</text:span></text:p>
      <text:p text:style-name="Standard"/>
      <text:p text:style-name="Standard">frontend</text:p>
      <text:p text:style-name="Standard"><text:s/>- Html 5</text:p>
      <text:p text:style-name="Standard"><text:s/>- CSS</text:p>
      <text:p text:style-name="Standard"><text:s/>- Bootstrap</text:p>
      <text:p text:style-name="Standard"><text:s/>- JavaScript/JQuery</text:p>
      <text:p text:style-name="Standard"/>
      <text:p text:style-name="Standard">2) Production Management Application.</text:p>
      <text:p text:style-name="P1">- <text:s/><text:span text:style-name="T2">Pipeline software of creating and tracking projects completion.</text:span></text:p>
      <text:p text:style-name="P1"><text:span text:style-name="T2">- <text:s/>Employee work tracking.</text:span></text:p>
      <text:p text:style-name="P1"><text:span text:style-name="T2">- <text:s/>Report Generations.</text:span></text:p>
      <text:p text:style-name="P1"/>
      <text:p text:style-name="P2">Backend :</text:p>
      <text:p text:style-name="P2"><text:s/>- python (<text:span text:style-name="T3">3</text:span>)</text:p>
      <text:p text:style-name="P2"><text:s/>- <text:span text:style-name="T3">Msql</text:span></text:p>
      <text:p text:style-name="P2"><text:s/>- Django (<text:span text:style-name="T3">2.2</text:span>) as web framework</text:p>
      <text:p text:style-name="P2"><text:s/>- <text:span text:style-name="T3">Rest Api</text:span></text:p>
      <text:p text:style-name="P2"/>
      <text:p text:style-name="P2">frontend</text:p>
      <text:p text:style-name="P2"><text:s/>- Html 5</text:p>
      <text:p text:style-name="P2"><text:s/>- CSS</text:p>
      <text:p text:style-name="P2"><text:s/>- Bootstrap</text:p>
      <text:p text:style-name="P2">- JavaScript/JQuery</text:p>
      <text:p text:style-name="Standard"/>
      <text:p text:style-name="P3">Role :</text:p>
      <text:p text:style-name="P2">1) Create Api's for web Applications using Django Rest-framework.</text:p>
      <text:p text:style-name="P2"/>
      <text:p text:style-name="P2">2) Creating Database structure and <text:s/>models.</text:p>
      <text:p text:style-name="P2"/>
      <text:p text:style-name="P2">3) Writing backend logic's.</text:p>
      <text:p text:style-name="P2"/>
      <text:p text:style-name="P2">4) Api Integrations with front-end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5T13:39:13.691000000</meta:creation-date>
    <dc:date>2020-03-15T17:40:27.456000000</dc:date>
    <meta:editing-duration>PT2H9M36S</meta:editing-duration>
    <meta:editing-cycles>1</meta:editing-cycles>
    <meta:document-statistic meta:table-count="0" meta:image-count="0" meta:object-count="0" meta:page-count="1" meta:paragraph-count="34" meta:word-count="129" meta:character-count="814" meta:non-whitespace-character-count="682"/>
    <meta:generator>LibreOffice/6.3.4.2$Windows_X86_64 LibreOffice_project/60da17e045e08f1793c57c00ba83cdfce946d0aa</meta:generator>
  </office:meta>
</office:document-meta>
</file>